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2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ESPINOZA PAUCARA, YURI LIZBETH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74321113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66270163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ESPINOZA PAUCARA YURI LIZBETH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7432111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66 270 1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HOQUE AROCUTIPA JHEFERSON JHOE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7681478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49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08/2021</text:p>
          </table:table-cell>
          <table:table-cell table:style-name="Tabla2.A3" office:value-type="string">
            <text:p text:style-name="P22">502489</text:p>
          </table:table-cell>
          <table:table-cell table:style-name="Tabla2.D3" office:value-type="string">
            <text:p text:style-name="P23">49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12:17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